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Factory.createConnection( String scheme , String hostname , int port , String username , String password , FileSystemOptions fileSystemOptio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HttpClientFactory.Http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